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81b6" officeooo:paragraph-rsid="001681b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681b6" officeooo:paragraph-rsid="001681b6"/>
    </style:style>
    <style:style style:name="P3" style:family="paragraph" style:parent-style-name="Standard">
      <style:text-properties officeooo:rsid="001844a2" officeooo:paragraph-rsid="001844a2"/>
    </style:style>
    <style:style style:name="P4" style:family="paragraph" style:parent-style-name="Standard">
      <style:text-properties fo:font-weight="bold" officeooo:rsid="001844a2" officeooo:paragraph-rsid="001844a2" style:font-weight-asian="bold" style:font-weight-complex="bold"/>
    </style:style>
    <style:style style:name="P5" style:family="paragraph" style:parent-style-name="Standard">
      <style:text-properties fo:font-weight="normal" officeooo:rsid="001844a2" officeooo:paragraph-rsid="001844a2" style:font-weight-asian="normal" style:font-weight-complex="normal"/>
    </style:style>
    <style:style style:name="P6" style:family="paragraph" style:parent-style-name="Standard">
      <style:text-properties officeooo:rsid="001681b6" officeooo:paragraph-rsid="001681b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c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-DATA</text:p>
      <text:p text:style-name="P2">Name:Darius kipruto</text:p>
      <text:p text:style-name="P2">D.O.B: 24<text:span text:style-name="T1">th</text:span>,July 2004</text:p>
      <text:p text:style-name="P2">Gender:male</text:p>
      <text:p text:style-name="P2">Nationality: kenyan</text:p>
      <text:p text:style-name="P2">Tel No:0741182283</text:p>
      <text:p text:style-name="P2">Email:<text:a xlink:type="simple" xlink:href="mailto:boendarius7@gmail.com" text:style-name="Internet_20_link" text:visited-style-name="Visited_20_Internet_20_Link">boendarius7@gmail.com</text:a></text:p>
      <text:p text:style-name="P2"/>
      <text:p text:style-name="P2"><text:span text:style-name="T2">Personal objective</text:span></text:p>
      <text:p text:style-name="P3">I am passionate developer with experience in building web applications ,I specialize in javascript ,react spring boot , mysql and node js .I enjoy creating efficient and scalable solution to a complex problem</text:p>
      <text:p text:style-name="P3"/>
      <text:p text:style-name="P4">Educational Bacground</text:p>
      <text:p text:style-name="P5">2023-continue,Kisii university ,expected graduation ,2027.</text:p>
      <text:p text:style-name="P5">2019-2022 ,moi boys high school kaplamai -kitale ,B (plain),KCSE.</text:p>
      <text:p text:style-name="P5">2006-2018,kapsumbeywet ,310,KCPE</text:p>
      <text:p text:style-name="P5"/>
      <text:p text:style-name="P4">Skills</text:p>
      <text:p text:style-name="P5">effective communication</text:p>
      <text:p text:style-name="P5">full-stack web programming with both java and python Artificial inteligent and Machine Learning</text:p>
      <text:p text:style-name="P5">System analysis and design</text:p>
      <text:p text:style-name="P5">Networking</text:p>
      <text:p text:style-name="P5"/>
      <text:p text:style-name="P4">hobbies</text:p>
      <text:p text:style-name="P5">playing chess</text:p>
      <text:p text:style-name="P5">listenning to music</text:p>
      <text:p text:style-name="P5"/>
      <text:p text:style-name="P4">interest</text:p>
      <text:p text:style-name="P5">Data science</text:p>
      <text:p text:style-name="P5">machine learning and robotics</text:p>
      <text:p text:style-name="P5"/>
      <text:p text:style-name="P4">References</text:p>
      <text:p text:style-name="P5"><text:span text:style-name="T3">available </text:span>upon request</text:p>
      <text:p text:style-name="P4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officeooo:rsid="001681b6" officeooo:paragraph-rsid="001681b6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urriculum vita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5T00:12:28.151979004</meta:creation-date>
    <dc:date>2026-03-15T00:42:25.764735485</dc:date>
    <meta:editing-duration>PT1M53S</meta:editing-duration>
    <meta:editing-cycles>2</meta:editing-cycles>
    <meta:generator>LibreOffice/26.2.1.2$Linux_X86_64 LibreOffice_project/620$Build-2</meta:generator>
    <meta:document-statistic meta:table-count="0" meta:image-count="0" meta:object-count="0" meta:page-count="1" meta:paragraph-count="27" meta:word-count="105" meta:character-count="820" meta:non-whitespace-character-count="742"/>
  </office:meta>
</office:document-meta>
</file>